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style:font-name="Arial Bold" style:font-name-asian="Arial Bold" style:font-name-complex="Arial 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Book Antiqua" style:font-name-asian="Book Antiqua" style:font-name-complex="Book Antiqua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16466666666667cm"/>
    </style:style>
    <style:style style:name="co2" style:family="table-column">
      <style:table-column-properties fo:break-before="auto" style:column-width="9.22866666666667cm"/>
    </style:style>
    <style:style style:name="co3" style:family="table-column">
      <style:table-column-properties fo:break-before="auto" style:column-width="21.46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terilization Cycle Code</text:p>
          </table:table-cell>
          <table:table-cell office:value-type="string" table:style-name="ce2">
            <text:p>Sterilization Cycle Name</text:p>
          </table:table-cell>
          <table:table-cell office:value-type="string" table:style-name="ce2">
            <text:p>Comment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Flash</text:p>
          </table:table-cell>
          <table:table-cell office:value-type="string" table:style-name="ce5">
            <text:p>Used to quickly sterilize instruments that were dropped during surgery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Prevac</text:p>
          </table:table-cell>
          <table:table-cell office:value-type="string" table:style-name="ce5">
            <text:p>A prevac cycle is vacuum assisted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Gravity</text:p>
          </table:table-cell>
          <table:table-cell office:value-type="string" table:style-name="ce5">
            <text:p>A gravity cycle is executed at atmospheric pressure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Liquid</text:p>
          </table:table-cell>
          <table:table-cell office:value-type="string" table:style-name="ce5">
            <text:p>A cycle specific to sterilizing liquids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Express</text:p>
          </table:table-cell>
          <table:table-cell office:value-type="string" table:style-name="ce5">
            <text:p>An express cycle is similar to a flash cycle but the supply item is wrapped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Dart</text:p>
          </table:table-cell>
          <table:table-cell office:value-type="string" table:style-name="ce5">
            <text:p>A dart cycle is a special cycle used to test the integrity of the sterilizer chamber to hold a vacuum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Dart Warm-up Cycle</text:p>
          </table:table-cell>
          <table:table-cell office:value-type="string" table:style-name="ce5">
            <text:p>A dart warm-up cycle is used to bring the sterilizer chamber up to operating temperature in order to run a dart test cycle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Thermal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Isothermal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4">
            <text:p>Bowie-Dick Test</text:p>
          </table:table-cell>
          <table:table-cell office:value-type="string" table:style-name="ce5">
            <text:p>A Bowie-Dick test cycle is a special cycle used to test the integrity of the sterilizer chamber to hold a vacuum.</text:p>
          </table:table-cell>
          <table:table-cell table:number-columns-repeated="1638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4">
            <text:p>Leak Test</text:p>
          </table:table-cell>
          <table:table-cell office:value-type="string" table:style-name="ce5">
            <text:p>A leak test cycle tests the integrity of the sterilizer chamber to hold a vacuum over a specific period of time.</text:p>
          </table:table-cell>
          <table:table-cell table:number-columns-repeated="16381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4">
            <text:p>Wrap/Steam Flush Pressure Pulse (Wrap/SFPP)</text:p>
          </table:table-cell>
          <table:table-cell office:value-type="string" table:style-name="ce5">
            <text:p>A Wrap/SFPP cycle uses steam pulses instead of a vacuum during the conditioning phase of the cycle when the supply item is unwrapped.</text:p>
          </table:table-cell>
          <table:table-cell table:number-columns-repeated="16381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4">
            <text:p>Steam Flush Pressure Pulse</text:p>
          </table:table-cell>
          <table:table-cell office:value-type="string" table:style-name="ce5">
            <text:p>An SFPP cycle uses steam pulses instead of a vacuum during the conditioning phase of the cycle when the supply item is wrapped.</text:p>
          </table:table-cell>
          <table:table-cell table:number-columns-repeated="1638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4">
            <text:p>Chemical Wash</text:p>
          </table:table-cell>
          <table:table-cell office:value-type="string" table:style-name="ce5">
            <text:p>A chemical wash cycle.</text:p>
          </table:table-cell>
          <table:table-cell table:number-columns-repeated="1638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4">
            <text:p>Peracetic Acid</text:p>
          </table:table-cell>
          <table:table-cell office:value-type="string" table:style-name="ce5">
            <text:p>A peracetic acid cycle.</text:p>
          </table:table-cell>
          <table:table-cell table:number-columns-repeated="1638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4">
            <text:p>EO High Temperature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4">
            <text:p>EO Low Temperature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4">
            <text:p>Cart Wash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4">
            <text:p>Utensil Wash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4">
            <text:p>Instrument Wash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4">
            <text:p>Glassware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4">
            <text:p>Plastic Goods Wash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4">
            <text:p>Anesthesia/Respiratory</text:p>
          </table:table-cell>
          <table:table-cell office:value-type="string" table:style-name="ce4">
            <text:p>Special Wash cycle</text:p>
          </table:table-cell>
          <table:table-cell table:number-columns-repeated="1638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4">
            <text:p>Gentle</text:p>
          </table:table-cell>
          <table:table-cell office:value-type="string" table:style-name="ce4">
            <text:p>Any Optional Wash cycle</text:p>
          </table:table-cell>
          <table:table-cell table:number-columns-repeated="1638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4">
            <text:p>Optional Wash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4">
            <text:p>Bedpans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4">
            <text:p>Tray/Basin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4">
            <text:p>Gen. Purpose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4">
            <text:p>Code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4">
            <text:p>Rinse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4">
            <text:p>Second Rinse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4">
            <text:p>Decontamination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4">
            <text:p>Autoclave</text:p>
          </table:table-cell>
          <table:table-cell table:style-name="ce8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07:21:13Z</meta:creation-date>
    <dc:date>2020-04-29T12:07:25Z</dc:date>
    <meta:user-defined meta:name="WorkbookGuid">3d2bd8e7-0d09-4b31-bcf8-4770648e55b3</meta:user-defined>
    <meta:user-defined meta:name="ConnectionInfosStorage">WorkbookXmlParts</meta:user-defined>
  </office:meta>
</office:document-meta>
</file>